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var ds-font-family-code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var ds-font-family-code" fo:font-size="9pt" fo:letter-spacing="normal" fo:font-style="normal" fo:font-weight="normal"/>
    </style:style>
    <style:style style:name="T1" style:family="text">
      <style:text-properties officeooo:rsid="00193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 на №$Номер от $Дата</text:p>
      <text:p text:style-name="P1">Для: $<text:span text:style-name="T1">Примечание</text:span></text:p>
      <text:p text:style-name="P1">Текст: $<text:span text:style-name="T1">Текс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5:46:55.421206355</meta:creation-date>
    <dc:date>2025-08-17T08:16:54.061020022</dc:date>
    <meta:editing-duration>PT2M4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9" meta:character-count="54" meta:non-whitespace-character-count="48"/>
  </office:meta>
</office:document-meta>
</file>